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4" calcext:value-type="float">
            <text:p>364</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91" calcext:value-type="float">
            <text:p>3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1">00/00/0000</text:date>, <text:time style:data-style-name="N2" text:time-value="19:40:42.2136084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1T19:41:15.875952419</dc:date>
    <meta:editing-duration>PT12H30M18S</meta:editing-duration>
    <meta:editing-cycles>335</meta:editing-cycles>
    <meta:document-statistic meta:table-count="1" meta:cell-count="2174" meta:object-count="0"/>
  </office:meta>
</office:document-meta>
</file>